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style:text-properties style:font-name="Times" fo:font-size="12.0pt"/>
    </style:style>
    <style:style style:name="P2" style:family="paragraph" style:parent-style-name="Standard">
      <style:text-properties style:font-name="Times"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office:automatic-styles>
  <office:body>
    <office:text>
      <text:p text:style-name="P1">ECE 658 - Design Report <text:s/></text:p>
      <text:p text:style-name="P1">---</text:p>
      <text:p text:style-name="P1"><text:s/>Avinash Pallapu &amp; Oscar Rodriguez</text:p>
      <text:p text:style-name="P1"/>
      <text:p text:style-name="P1"/>
      <text:p text:style-name="P2"><text:span text:style-name="T1">Topology : </text:span></text:p>
      <text:p text:style-name="P2"/>
      <text:p text:style-name="P2">We will be using unstructured topology, where all the nodes will be connected to each other. A node initially sends a REGISTER_REQUEST to the bootstrap server to register itself, upon which it will get the acknowledgment and the details of the other two closest or randomly chosen nodes in the network. </text:p>
      <text:p text:style-name="P2"/>
      <text:p text:style-name="P2">The node will connect to these nodes using the JOIN messages. Like this, each node will be joined to the existing network, thus forming our desired overlay network.</text:p>
      <text:p text:style-name="P2"/>
      <text:p text:style-name="P2"/>
      <text:p text:style-name="P2"/>
      <text:p text:style-name="P2"/>
      <text:p text:style-name="P2"/>
      <text:p text:style-name="P2"><text:span text:style-name="T1">Communicate among nodes:</text:span></text:p>
      <text:p text:style-name="P2">We will use UPD to send commands from now node to the other. The node will have a port in which they will always be listening for request. When a request comes in it will parse and execute the request in a separate thread, and will go back to listening right away. Nodes will only be able to communicate with the neighbor nodes they know about and with the bootstrap server. </text:p>
      <text:p text:style-name="P2"><text:span text:style-name="T1"/></text:p>
      <text:p text:style-name="P2"><text:span text:style-name="T1"/></text:p>
      <text:p text:style-name="P2"><text:span text:style-name="T1"/></text:p>
      <text:p text:style-name="P2"><text:span text:style-name="T1">Routing table:</text:span></text:p>
      <text:p text:style-name="P2"><text:span text:style-name="T1"/></text:p>
      <text:p text:style-name="P2">We will be using a dictionary to store the ip addresses along with port no as the key and the files it contains as the values. In order for Nodes to perform search query the node wanting the file will ask it’s two neighbors if it has the files, the neighbors will check if they have the files and if they don’t they will ask their neighbors, <text:s/>the search query will have an ID, so if a node gets a search query with the same ID it will not forward it again, thus avoiding heavy broadcast traffic and infinite loops when looking for a specific file.</text:p>
      <text:p text:style-name="P2"><text:span text:style-name="T1"/></text:p>
      <text:p text:style-name="P2"><text:span text:style-name="T1"/></text:p>
      <text:p text:style-name="P2"><text:span text:style-name="T1">performance parameters:</text:span></text:p>
      <text:p text:style-name="P2"><text:span text:style-name="T1"/></text:p>
      <text:p text:style-name="P2"><text:span text:style-name="T1"/></text:p>
      <text:p text:style-name="P2"><text:span text:style-name="T1"/></text:p>
      <text:p text:style-name="P2"><text:span text:style-name="T1"/></text:p>
      <text:p text:style-name="P2"><text:span text:style-name="T1">Pseudo Code:</text:span></text:p>
      <text:p text:style-name="P2"><text:span text:style-name="T1"/></text:p>
      <text:p text:style-name="P2"><text:span text:style-name="T1"/></text:p>
      <text:p text:style-name="P2">For searching the files based on the query: </text:p>
      <text:p text:style-name="P2"/>
      <text:p text:style-name="P2">for f in files_at_node:</text:p>
      <text:p text:style-name="P2"><text:s text:c="4"/>if f in query:</text:p>
      <text:p text:style-name="P2"><text:s text:c="8"/>send response to the requesting node</text:p>
      <text:p text:style-name="P2"><text:s text:c="4"/>else:</text:p>
      <text:p text:style-name="P2"><text:s text:c="8"/>askNieghbors(query)</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meta:initial-creator>lifeavi </meta:initial-creator>
  </office:meta>
</office:document-meta>
</file>